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fo:language="de" fo:country="DE"/>
    </style:style>
    <style:style style:name="P5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alibri" fo:font-size="16pt" fo:language="de" fo:country="DE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Calibri" fo:font-size="12pt" fo:language="de" fo:country="DE" fo:font-weight="normal" style:font-size-asian="12pt" style:font-weight-asian="normal" style:font-size-complex="12pt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eer Club Idea</text:span><text:line-break/><text:line-break/>- beer of the week. types of beer categories<text:line-break/> <text:s text:c="3"/>-each week new beer<text:line-break/><text:line-break/>-user login with Facebook or Instagram<text:line-break/> <text:s text:c="3"/>-upload photos or reviews to rank beer<text:line-break/><text:line-break/>-google maps to find where to buy or drink <text:line-break/><text:line-break/>-beer ranker <text:line-break/> <text:s text:c="3"/>-end of the month the beer with highest rank becomes beer of the month <text:line-break/> <text:s text:c="3"/>-beer of the year <text:line-break/><text:line-break/>-users can suggest beers of the week. Or vote for the beer of the week.</text:p>
      <text:p text:style-name="P1"/>
      <text:p text:style-name="P1">-beer suggestion: depending on questions we ask and answers we get, we show them a type of beer they might could like..</text:p>
      <text:p text:style-name="P1"/>
      <text:p text:style-name="P1">-regions with best/common bear..</text:p>
      <text:p text:style-name="P1"/>
      <text:p text:style-name="P2">API's</text:p>
      <text:p text:style-name="P1"><text:a xlink:type="simple" xlink:href="http://www.brewerydb.com/developers/docs-endpoint/location_index" text:style-name="Internet_20_link" text:visited-style-name="Visited_20_Internet_20_Link">http://www.brewerydb.com/developers/docs-endpoint/location_index</text:a></text:p>
      <text:p text:style-name="P1"/>
      <text:p text:style-name="P1"/>
      <text:p text:style-name="P5">min. Req:</text:p>
      <text:p text:style-name="P4">beer of the week/month + google map</text:p>
      <text:p text:style-name="P4">different Beer categories</text:p>
      <text:p text:style-name="P4">a voting for the next beer of the week/month</text:p>
      <text:p text:style-name="P4"/>
      <text:p text:style-name="P4"/>
      <text:p text:style-name="P4"/>
      <text:p text:style-name="P6">Extras</text:p>
      <text:p text:style-name="P7">login with FB and/or Google</text:p>
      <text:p text:style-name="P7">different citys favorite beer</text:p>
      <text:p text:style-name="P7">What beer type are you?-Game...based on question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9T18:43:30.99</meta:creation-date>
    <dc:date>2017-12-21T23:13:28.06</dc:date>
    <meta:editing-duration>PT5H10M3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3" meta:word-count="139" meta:character-count="843"/>
  </office:meta>
</office:document-meta>
</file>